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40eb3f6" officeooo:paragraph-rsid="042a8d29" style:font-weight-asian="normal" style:font-weight-complex="normal"/>
    </style:style>
    <style:style style:name="P4" style:family="paragraph" style:parent-style-name="Text_20_body">
      <style:text-properties officeooo:rsid="0439377d" officeooo:paragraph-rsid="042a8d29"/>
    </style:style>
    <style:style style:name="P5" style:family="paragraph" style:parent-style-name="Text_20_body">
      <style:text-properties officeooo:paragraph-rsid="043eda44"/>
    </style:style>
    <style:style style:name="P6" style:family="paragraph" style:parent-style-name="Text_20_body">
      <style:paragraph-properties fo:text-align="start" style:justify-single-word="false" style:writing-mode="lr-tb"/>
      <style:text-properties officeooo:rsid="04363775" officeooo:paragraph-rsid="043a07b8"/>
    </style:style>
    <style:style style:name="P7" style:family="paragraph" style:parent-style-name="Text_20_body" style:list-style-name="L1">
      <style:text-properties officeooo:paragraph-rsid="042a8d29"/>
    </style:style>
    <style:style style:name="P8" style:family="paragraph" style:parent-style-name="Text_20_body" style:list-style-name="L1">
      <style:text-properties fo:font-weight="normal" officeooo:rsid="043c34da" officeooo:paragraph-rsid="042a8d29" style:font-weight-asian="normal" style:font-weight-complex="normal"/>
    </style:style>
    <style:style style:name="P9" style:family="paragraph" style:parent-style-name="Text_20_body" style:list-style-name="L1">
      <style:text-properties officeooo:rsid="043e3775" officeooo:paragraph-rsid="042a8d29"/>
    </style:style>
    <style:style style:name="P10" style:family="paragraph" style:parent-style-name="Text_20_body" style:list-style-name="L1">
      <style:text-properties officeooo:rsid="044f4dd0" officeooo:paragraph-rsid="044f4dd0"/>
    </style:style>
    <style:style style:name="P11" style:family="paragraph" style:parent-style-name="Text_20_body">
      <style:paragraph-properties fo:text-align="start" style:justify-single-word="false" style:writing-mode="lr-tb"/>
      <style:text-properties officeooo:rsid="0445bc16" officeooo:paragraph-rsid="0445bc16"/>
    </style:style>
    <style:style style:name="P12" style:family="paragraph" style:parent-style-name="Text_20_body">
      <style:paragraph-properties fo:text-align="start" style:justify-single-word="false" style:writing-mode="lr-tb"/>
      <style:text-properties officeooo:rsid="0446f68f" officeooo:paragraph-rsid="0446f68f"/>
    </style:style>
    <style:style style:name="P13" style:family="paragraph" style:parent-style-name="Text_20_body">
      <style:paragraph-properties fo:text-align="start" style:justify-single-word="false" style:writing-mode="lr-tb"/>
      <style:text-properties officeooo:rsid="0448b2aa" officeooo:paragraph-rsid="0448b2aa"/>
    </style:style>
    <style:style style:name="P14" style:family="paragraph" style:parent-style-name="Text_20_body">
      <style:paragraph-properties fo:text-align="start" style:justify-single-word="false" style:writing-mode="lr-tb"/>
      <style:text-properties officeooo:rsid="0448b2aa" officeooo:paragraph-rsid="044a78bd"/>
    </style:style>
    <style:style style:name="P15" style:family="paragraph" style:parent-style-name="Text_20_body">
      <style:paragraph-properties fo:text-align="start" style:justify-single-word="false" style:writing-mode="lr-tb"/>
      <style:text-properties officeooo:rsid="0448b2aa" officeooo:paragraph-rsid="044c3531"/>
    </style:style>
    <style:style style:name="P16" style:family="paragraph" style:parent-style-name="Text_20_body">
      <style:paragraph-properties fo:text-align="start" style:justify-single-word="false" style:writing-mode="lr-tb"/>
      <style:text-properties officeooo:rsid="044e5682" officeooo:paragraph-rsid="0453a0de"/>
    </style:style>
    <style:style style:name="P17" style:family="paragraph" style:parent-style-name="Text_20_body">
      <style:paragraph-properties fo:text-align="start" style:justify-single-word="false" style:writing-mode="lr-tb"/>
      <style:text-properties officeooo:rsid="045558d0" officeooo:paragraph-rsid="045558d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63775" style:font-weight-asian="normal" style:font-weight-complex="normal"/>
    </style:style>
    <style:style style:name="T3" style:family="text">
      <style:text-properties fo:font-weight="normal" officeooo:rsid="0439377d" style:font-weight-asian="normal" style:font-weight-complex="normal"/>
    </style:style>
    <style:style style:name="T4" style:family="text">
      <style:text-properties fo:font-weight="normal" officeooo:rsid="043a9a9a" style:font-weight-asian="normal" style:font-weight-complex="normal"/>
    </style:style>
    <style:style style:name="T5" style:family="text">
      <style:text-properties fo:font-weight="normal" officeooo:rsid="043c34da" style:font-weight-asian="normal" style:font-weight-complex="normal"/>
    </style:style>
    <style:style style:name="T6" style:family="text">
      <style:text-properties fo:font-weight="normal" officeooo:rsid="042f5d90" style:font-weight-asian="normal" style:font-weight-complex="normal"/>
    </style:style>
    <style:style style:name="T7" style:family="text">
      <style:text-properties fo:font-weight="normal" officeooo:rsid="043eda44" style:font-weight-asian="normal" style:font-weight-complex="normal"/>
    </style:style>
    <style:style style:name="T8" style:family="text">
      <style:text-properties fo:font-weight="normal" officeooo:rsid="04441182" style:font-weight-asian="normal" style:font-weight-complex="normal"/>
    </style:style>
    <style:style style:name="T9" style:family="text">
      <style:text-properties fo:font-weight="normal" officeooo:rsid="0445bc16" style:font-weight-asian="normal" style:font-weight-complex="normal"/>
    </style:style>
    <style:style style:name="T10" style:family="text">
      <style:text-properties fo:font-weight="normal" officeooo:rsid="04592e7f" style:font-weight-asian="normal" style:font-weight-complex="normal"/>
    </style:style>
    <style:style style:name="T11" style:family="text">
      <style:text-properties fo:font-weight="normal" officeooo:rsid="045bf681" style:font-weight-asian="normal" style:font-weight-complex="normal"/>
    </style:style>
    <style:style style:name="T12" style:family="text">
      <style:text-properties fo:font-weight="normal" officeooo:rsid="045d8eaf" style:font-weight-asian="normal" style:font-weight-complex="normal"/>
    </style:style>
    <style:style style:name="T13" style:family="text">
      <style:text-properties fo:font-weight="normal" officeooo:rsid="045d9cda" style:font-weight-asian="normal" style:font-weight-complex="normal"/>
    </style:style>
    <style:style style:name="T14" style:family="text">
      <style:text-properties fo:font-weight="normal" officeooo:rsid="045f443e" style:font-weight-asian="normal" style:font-weight-complex="normal"/>
    </style:style>
    <style:style style:name="T15" style:family="text">
      <style:text-properties fo:font-weight="normal" officeooo:rsid="0460810f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45bf681" style:font-weight-asian="bold" style:font-weight-complex="bold"/>
    </style:style>
    <style:style style:name="T18" style:family="text">
      <style:text-properties officeooo:rsid="0446f68f"/>
    </style:style>
    <style:style style:name="T19" style:family="text">
      <style:text-properties officeooo:rsid="044a78bd"/>
    </style:style>
    <style:style style:name="T20" style:family="text">
      <style:text-properties officeooo:rsid="044c3531"/>
    </style:style>
    <style:style style:name="T21" style:family="text">
      <style:text-properties officeooo:rsid="0453a0de"/>
    </style:style>
    <style:style style:name="T22" style:family="text">
      <style:text-properties officeooo:rsid="045604e4"/>
    </style:style>
    <style:style style:name="T23" style:family="text">
      <style:text-properties officeooo:rsid="045a3de3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6">תרגיל</text:span><text:span text:style-name="T1"> בית</text:span></text:h>
      <text:p text:style-name="P5"><text:span text:style-name="T2">כ</text:span><text:span text:style-name="T1">יתבו </text:span><text:span text:style-name="T2">מחלקה </text:span><text:span text:style-name="T9">CircularInt</text:span><text:span text:style-name="T7"> </text:span><text:span text:style-name="T8">המייצגת מספר שלם בחשבון מעגלי</text:span><text:span text:style-name="T9">, כמו למשל שעה בשעון. עצם במחלקה זו מאותחל ע"י המספר הקטן ביותר והגדול ביותר בתחום. מכאן והלאה אפשר לשנות אותו ע"י אופרטורים. לדוגמה:</text:span></text:p>
      <text:p text:style-name="P11">CircularInt <text:span text:style-name="T18">hour</text:span> {1, 12}<text:span text:style-name="T18">; <text:s text:c="2"/>// an integer between 1 and 12.</text:span></text:p>
      <text:p text:style-name="P12">cout &lt;&lt; hour; <text:span text:style-name="T23"><text:s text:c="13"/></text:span><text:s/>// prints 1</text:p>
      <text:p text:style-name="P13">hour += 7; <text:s text:c="2"/><text:span text:style-name="T18">cout &lt;&lt; hour; <text:s/>// prints </text:span>8</text:p>
      <text:p text:style-name="P14">hour += <text:span text:style-name="T19">6; <text:s text:c="2"/>cout &lt;&lt; hour; <text:s/>// prints 2</text:span></text:p>
      <text:p text:style-name="P15">hour <text:span text:style-name="T20">-</text:span>= <text:span text:style-name="T20">2; <text:s text:c="2"/>cout &lt;&lt; hour; <text:s/>// prints 12</text:span></text:p>
      <text:p text:style-name="P15">hour <text:span text:style-name="T20">-</text:span>= <text:span text:style-name="T20">13; <text:s/>cout &lt;&lt; hour; <text:s/>// prints 11</text:span></text:p>
      <text:p text:style-name="P16">hour *= <text:span text:style-name="T21">2; <text:s text:c="2"/>cout &lt;&lt; hour; <text:s/>// prints 10</text:span></text:p>
      <text:p text:style-name="P17">cout &lt;&lt; -hour; <text:s text:c="13"/>// prints <text:span text:style-name="T22">2</text:span></text:p>
      <text:p text:style-name="P6"/>
      <text:p text:style-name="P4"><text:span text:style-name="T16">דגשים</text:span><text:span text:style-name="T1">: </text:span></text:p>
      <text:list xml:id="list4751825892397307852" text:style-name="L1">
        <text:list-item>
          <text:p text:style-name="P10"><text:span text:style-name="T3">י</text:span><text:span text:style-name="T1">ש להגדיר </text:span><text:span text:style-name="T11">את </text:span><text:span text:style-name="T17">כל </text:span><text:span text:style-name="T11">האופרטורים </text:span><text:span text:style-name="T14">שהגיוני להגדיר על מספר כזה</text:span><text:span text:style-name="T13"> - לא רק אלו שבדוגמה (עיברו על </text:span><text:span text:style-name="T15">רשימת </text:span><text:span text:style-name="T13">האופרטורים וחישבו איזה מהם הגיוני להגדיר כאן).</text:span></text:p>
        </text:list-item>
        <text:list-item>
          <text:p text:style-name="P7"><text:span text:style-name="T3">יש </text:span><text:span text:style-name="T4">לחזור על החומר של ההרצאות לפני שמתחילים לכתוב, </text:span><text:span text:style-name="T5">ו</text:span><text:span text:style-name="T3">להשתמש </text:span><text:span text:style-name="T4">בו </text:span><text:span text:style-name="T3">לפי הצורך.</text:span></text:p>
        </text:list-item>
        <text:list-item>
          <text:p text:style-name="P8">מותר להשתמש בתכונות מתקדמות של שפת ++C גם אם עדיין לא נלמדו בהרצאות.</text:p>
        </text:list-item>
        <text:list-item>
          <text:p text:style-name="P9"><text:span text:style-name="T1">מותר להשתמש בקוד מהאינטרנט, אולם </text:span><text:span text:style-name="T16">יש לציין בבירור את המקור</text:span><text:span text:style-name="T1">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03T22:41:03.061744674</dc:date>
    <meta:editing-duration>P7DT22H42M8S</meta:editing-duration>
    <meta:editing-cycles>1017</meta:editing-cycles>
    <meta:document-statistic meta:table-count="0" meta:image-count="0" meta:object-count="0" meta:page-count="1" meta:paragraph-count="17" meta:word-count="174" meta:character-count="896" meta:non-whitespace-character-count="699"/>
  </office:meta>
</office:document-meta>
</file>